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is code is a classic example of the <text:span text:style-name="Strong_20_Emphasis">Producer-Consumer Problem</text:span>, a common synchronization problem in operating systems and concurrent programming. The problem involves two types of processes: <text:span text:style-name="Strong_20_Emphasis">producers</text:span> and <text:span text:style-name="Strong_20_Emphasis">consumers</text:span>, which share a fixed-size buffer. Producers generate data and put it into the buffer, while consumers take data from the buffer and process it. The challenge is to ensure that producers don't add data to a full buffer and consumers don't remove data from an empty buffer.</text:p>
      <text:p text:style-name="Text_20_body">Let's break down the code step by step:</text:p>
      <text:p text:style-name="Horizontal_20_Line"/>
      <text:h text:style-name="Heading_20_3" text:outline-level="3"><text:span text:style-name="Strong_20_Emphasis">Key Components of the Code</text:span></text:h>
      <text:list text:style-name="L1">
        <text:list-item>
          <text:p text:style-name="P3"><text:span text:style-name="Strong_20_Emphasis">Buffer</text:span>:</text:p>
          <text:list>
            <text:list-item>
              <text:p text:style-name="P3">The buffer is an array of size <text:span text:style-name="Source_20_Text">BUFFER_SIZE</text:span> (defined as 5 in this case).</text:p>
            </text:list-item>
            <text:list-item>
              <text:p text:style-name="P3">It is used to store items produced by the producer and consumed by the consumer.</text:p>
            </text:list-item>
          </text:list>
        </text:list-item>
        <text:list-item>
          <text:p text:style-name="P3"><text:span text:style-name="Strong_20_Emphasis">Count</text:span>:</text:p>
          <text:list>
            <text:list-item>
              <text:p text:style-name="P3">The <text:span text:style-name="Source_20_Text">count</text:span> variable keeps track of the number of items currently in the buffer.</text:p>
            </text:list-item>
            <text:list-item>
              <text:p text:style-name="P3">It is shared between the producer and consumer threads.</text:p>
            </text:list-item>
          </text:list>
        </text:list-item>
        <text:list-item>
          <text:p text:style-name="P3"><text:span text:style-name="Strong_20_Emphasis">Mutex</text:span>:</text:p>
          <text:list>
            <text:list-item>
              <text:p text:style-name="P3">A mutex (<text:span text:style-name="Source_20_Text">mutex</text:span>) is used to ensure that only one thread (either producer or consumer) can access the buffer and <text:span text:style-name="Source_20_Text">count</text:span> at a time.</text:p>
            </text:list-item>
            <text:list-item>
              <text:p text:style-name="P3">This prevents race conditions when multiple threads try to modify shared resources simultaneously.</text:p>
            </text:list-item>
          </text:list>
        </text:list-item>
        <text:list-item>
          <text:p text:style-name="P3"><text:span text:style-name="Strong_20_Emphasis">Condition Variables</text:span>:</text:p>
          <text:list>
            <text:list-item>
              <text:p text:style-name="P3">Two condition variables are used:</text:p>
              <text:list>
                <text:list-item>
                  <text:p text:style-name="P3"><text:span text:style-name="Source_20_Text">cond_producer</text:span>: Signals the producer when the buffer is no longer full.</text:p>
                </text:list-item>
                <text:list-item>
                  <text:p text:style-name="P3"><text:span text:style-name="Source_20_Text">cond_consumer</text:span>: Signals the consumer when the buffer is no longer empty.</text:p>
                </text:list-item>
              </text:list>
            </text:list-item>
            <text:list-item>
              <text:p text:style-name="P3">These condition variables help synchronize the producer and consumer threads.</text:p>
            </text:list-item>
          </text:list>
        </text:list-item>
      </text:list>
      <text:p text:style-name="Horizontal_20_Line"/>
      <text:h text:style-name="Heading_20_3" text:outline-level="3"><text:span text:style-name="Strong_20_Emphasis">Producer Function</text:span></text:h>
      <text:p text:style-name="Text_20_body">The producer thread performs the following steps in a loop:</text:p>
      <text:list text:style-name="L2">
        <text:list-item>
          <text:p text:style-name="P4"><text:span text:style-name="Strong_20_Emphasis">Lock the Mutex</text:span>:</text:p>
          <text:list>
            <text:list-item>
              <text:p text:style-name="P4">The producer locks the mutex to ensure exclusive access to the buffer and <text:span text:style-name="Source_20_Text">count</text:span>.</text:p>
            </text:list-item>
          </text:list>
        </text:list-item>
        <text:list-item>
          <text:p text:style-name="P4"><text:span text:style-name="Strong_20_Emphasis">Check if the Buffer is Full</text:span>:</text:p>
          <text:list>
            <text:list-item>
              <text:p text:style-name="P4">If the buffer is full (<text:span text:style-name="Source_20_Text">count == BUFFER_SIZE</text:span>), the producer waits on the <text:span text:style-name="Source_20_Text">cond_producer</text:span> condition variable.</text:p>
            </text:list-item>
            <text:list-item>
              <text:p text:style-name="P4"><text:soft-page-break/>This releases the mutex and puts the producer thread to sleep until it is signaled by the consumer.</text:p>
            </text:list-item>
          </text:list>
        </text:list-item>
        <text:list-item>
          <text:p text:style-name="P4"><text:span text:style-name="Strong_20_Emphasis">Produce an Item</text:span>:</text:p>
          <text:list>
            <text:list-item>
              <text:p text:style-name="P4">If the buffer is not full, the producer adds an item to the buffer and increments <text:span text:style-name="Source_20_Text">count</text:span>.</text:p>
            </text:list-item>
            <text:list-item>
              <text:p text:style-name="P4">The item is a simple integer that starts at 0 and increments with each iteration.</text:p>
            </text:list-item>
          </text:list>
        </text:list-item>
        <text:list-item>
          <text:p text:style-name="P4"><text:span text:style-name="Strong_20_Emphasis">Signal the Consumer</text:span>:</text:p>
          <text:list>
            <text:list-item>
              <text:p text:style-name="P4">After adding an item, the producer signals the <text:span text:style-name="Source_20_Text">cond_consumer</text:span> condition variable to wake up the consumer (if it was waiting).</text:p>
            </text:list-item>
          </text:list>
        </text:list-item>
        <text:list-item>
          <text:p text:style-name="P4"><text:span text:style-name="Strong_20_Emphasis">Unlock the Mutex</text:span>:</text:p>
          <text:list>
            <text:list-item>
              <text:p text:style-name="P4">The producer releases the mutex, allowing other threads to access the buffer.</text:p>
            </text:list-item>
          </text:list>
        </text:list-item>
        <text:list-item>
          <text:p text:style-name="P4"><text:span text:style-name="Strong_20_Emphasis">Simulate Work</text:span>:</text:p>
          <text:list>
            <text:list-item>
              <text:p text:style-name="P4">The producer sleeps for 1 second to simulate the time taken to produce an item.</text:p>
            </text:list-item>
          </text:list>
        </text:list-item>
      </text:list>
      <text:p text:style-name="Horizontal_20_Line"/>
      <text:h text:style-name="Heading_20_3" text:outline-level="3"><text:span text:style-name="Strong_20_Emphasis">Consumer Function</text:span></text:h>
      <text:p text:style-name="Text_20_body">The consumer thread performs the following steps in a loop:</text:p>
      <text:list text:style-name="L3">
        <text:list-item>
          <text:p text:style-name="P5"><text:span text:style-name="Strong_20_Emphasis">Lock the Mutex</text:span>:</text:p>
          <text:list>
            <text:list-item>
              <text:p text:style-name="P5">The consumer locks the mutex to ensure exclusive access to the buffer and <text:span text:style-name="Source_20_Text">count</text:span>.</text:p>
            </text:list-item>
          </text:list>
        </text:list-item>
        <text:list-item>
          <text:p text:style-name="P5"><text:span text:style-name="Strong_20_Emphasis">Check if the Buffer is Empty</text:span>:</text:p>
          <text:list>
            <text:list-item>
              <text:p text:style-name="P5">If the buffer is empty (<text:span text:style-name="Source_20_Text">count == 0</text:span>), the consumer waits on the <text:span text:style-name="Source_20_Text">cond_consumer</text:span> condition variable.</text:p>
            </text:list-item>
            <text:list-item>
              <text:p text:style-name="P5">This releases the mutex and puts the consumer thread to sleep until it is signaled by the producer.</text:p>
            </text:list-item>
          </text:list>
        </text:list-item>
        <text:list-item>
          <text:p text:style-name="P5"><text:span text:style-name="Strong_20_Emphasis">Consume an Item</text:span>:</text:p>
          <text:list>
            <text:list-item>
              <text:p text:style-name="P5">If the buffer is not empty, the consumer removes an item from the buffer and decrements <text:span text:style-name="Source_20_Text">count</text:span>.</text:p>
            </text:list-item>
          </text:list>
        </text:list-item>
        <text:list-item>
          <text:p text:style-name="P5"><text:span text:style-name="Strong_20_Emphasis">Signal the Producer</text:span>:</text:p>
          <text:list>
            <text:list-item>
              <text:p text:style-name="P5">After removing an item, the consumer signals the <text:span text:style-name="Source_20_Text">cond_producer</text:span> condition variable to wake up the producer (if it was waiting).</text:p>
            </text:list-item>
          </text:list>
        </text:list-item>
        <text:list-item>
          <text:p text:style-name="P5"><text:span text:style-name="Strong_20_Emphasis">Unlock the Mutex</text:span>:</text:p>
          <text:list>
            <text:list-item>
              <text:p text:style-name="P5">The consumer releases the mutex, allowing other threads to access the buffer.</text:p>
            </text:list-item>
          </text:list>
        </text:list-item>
        <text:list-item>
          <text:p text:style-name="P5"><text:span text:style-name="Strong_20_Emphasis">Simulate Work</text:span>:</text:p>
          <text:list>
            <text:list-item>
              <text:p text:style-name="P5">The consumer sleeps for 2 seconds to simulate the time taken to consume an item.</text:p>
            </text:list-item>
          </text:list>
        </text:list-item>
      </text:list>
      <text:p text:style-name="Horizontal_20_Line"/>
      <text:h text:style-name="Heading_20_3" text:outline-level="3"><text:soft-page-break/><text:span text:style-name="Strong_20_Emphasis">Main Function</text:span></text:h>
      <text:list text:style-name="L4">
        <text:list-item>
          <text:p text:style-name="P6"><text:span text:style-name="Strong_20_Emphasis">Create Threads</text:span>:</text:p>
          <text:list>
            <text:list-item>
              <text:p text:style-name="P6">The main function creates two threads:</text:p>
              <text:list>
                <text:list-item>
                  <text:p text:style-name="P6"><text:span text:style-name="Source_20_Text">prod</text:span>: The producer thread, which runs the <text:span text:style-name="Source_20_Text">producer</text:span> function.</text:p>
                </text:list-item>
                <text:list-item>
                  <text:p text:style-name="P6"><text:span text:style-name="Source_20_Text">cons</text:span>: The consumer thread, which runs the <text:span text:style-name="Source_20_Text">consumer</text:span> function.</text:p>
                </text:list-item>
              </text:list>
            </text:list-item>
          </text:list>
        </text:list-item>
        <text:list-item>
          <text:p text:style-name="P6"><text:span text:style-name="Strong_20_Emphasis">Join Threads</text:span>:</text:p>
          <text:list>
            <text:list-item>
              <text:p text:style-name="P6">The main function waits for both threads to finish using <text:span text:style-name="Source_20_Text">pthread_join</text:span>.</text:p>
            </text:list-item>
            <text:list-item>
              <text:p text:style-name="P6">In this case, the threads run indefinitely, so the program will not terminate unless interrupted.</text:p>
            </text:list-item>
          </text:list>
        </text:list-item>
      </text:list>
      <text:p text:style-name="Horizontal_20_Line"/>
      <text:h text:style-name="Heading_20_3" text:outline-level="3"><text:span text:style-name="Strong_20_Emphasis">How It Works Together</text:span></text:h>
      <text:list text:style-name="L5">
        <text:list-item>
          <text:p text:style-name="P7">The producer and consumer threads run concurrently.</text:p>
        </text:list-item>
        <text:list-item>
          <text:p text:style-name="P7">The producer adds items to the buffer, and the consumer removes items from the buffer.</text:p>
        </text:list-item>
        <text:list-item>
          <text:p text:style-name="P7">The mutex ensures that only one thread can access the buffer at a time.</text:p>
        </text:list-item>
        <text:list-item>
          <text:p text:style-name="P7">The condition variables ensure that:</text:p>
          <text:list>
            <text:list-item>
              <text:p text:style-name="P7">The producer waits if the buffer is full.</text:p>
            </text:list-item>
            <text:list-item>
              <text:p text:style-name="P7">The consumer waits if the buffer is empty.</text:p>
            </text:list-item>
          </text:list>
        </text:list-item>
        <text:list-item>
          <text:p text:style-name="P7">The sleep calls simulate the time taken to produce and consume items, creating a realistic scenario where the producer and consumer operate at different speeds.</text:p>
        </text:list-item>
      </text:list>
      <text:p text:style-name="Horizontal_20_Line"/>
      <text:h text:style-name="Heading_20_3" text:outline-level="3"><text:span text:style-name="Strong_20_Emphasis">Example Output</text:span></text:h>
      <text:p text:style-name="Text_20_body">The program will produce output like this (assuming no interruptions):</text:p>
      <text:p text:style-name="Text_20_body">Copy</text:p>
      <text:p text:style-name="Preformatted_20_Text">Produced: 1</text:p>
      <text:p text:style-name="Preformatted_20_Text">Consumed: 1</text:p>
      <text:p text:style-name="Preformatted_20_Text">Produced: 2</text:p>
      <text:p text:style-name="Preformatted_20_Text">Produced: 3</text:p>
      <text:p text:style-name="Preformatted_20_Text">Consumed: 2</text:p>
      <text:p text:style-name="Preformatted_20_Text">Produced: 4</text:p>
      <text:p text:style-name="Preformatted_20_Text">Produced: 5</text:p>
      <text:p text:style-name="Preformatted_20_Text">Consumed: 3</text:p>
      <text:p text:style-name="Preformatted_20_Text">Produced: 6</text:p>
      <text:p text:style-name="Preformatted_20_Text">Consumed: 4</text:p>
      <text:p text:style-name="P1">...</text:p>
      <text:list text:style-name="L6">
        <text:list-item>
          <text:p text:style-name="P8">The producer produces items faster (every 1 second) than the consumer consumes them (every 2 seconds).</text:p>
        </text:list-item>
        <text:list-item>
          <text:p text:style-name="P8">When the buffer is full, the producer waits for the consumer to free up space.</text:p>
        </text:list-item>
        <text:list-item>
          <text:p text:style-name="P8"><text:soft-page-break/>When the buffer is empty, the consumer waits for the producer to add items.</text:p>
        </text:list-item>
      </text:list>
      <text:p text:style-name="Horizontal_20_Line"/>
      <text:h text:style-name="Heading_20_3" text:outline-level="3"><text:span text:style-name="Strong_20_Emphasis">Key Takeaways</text:span></text:h>
      <text:list text:style-name="L7">
        <text:list-item>
          <text:p text:style-name="P9"><text:span text:style-name="Strong_20_Emphasis">Synchronization</text:span>:</text:p>
          <text:list>
            <text:list-item>
              <text:p text:style-name="P9">The mutex and condition variables ensure that the producer and consumer threads work together without conflicts.</text:p>
            </text:list-item>
          </text:list>
        </text:list-item>
        <text:list-item>
          <text:p text:style-name="P9"><text:span text:style-name="Strong_20_Emphasis">Efficiency</text:span>:</text:p>
          <text:list>
            <text:list-item>
              <text:p text:style-name="P9">The producer and consumer can work concurrently as long as the buffer is neither full nor empty.</text:p>
            </text:list-item>
          </text:list>
        </text:list-item>
        <text:list-item>
          <text:p text:style-name="P9"><text:span text:style-name="Strong_20_Emphasis">Deadlock-Free</text:span>:</text:p>
          <text:list>
            <text:list-item>
              <text:p text:style-name="P9">The use of condition variables ensures that the threads do not deadlock, as they always wait for the appropriate signal before proceeding.</text:p>
            </text:list-item>
          </text:list>
        </text:list-item>
        <text:list-item>
          <text:p text:style-name="P9"><text:span text:style-name="Strong_20_Emphasis">Scalability</text:span>:</text:p>
          <text:list>
            <text:list-item>
              <text:p text:style-name="P9">This solution can be extended to multiple producers and consumers by using additional condition variables or more complex logic.</text:p>
            </text:list-item>
          </text:list>
        </text:list-item>
      </text:list>
      <text:p text:style-name="Horizontal_20_Line"/>
      <text:p text:style-name="Text_20_body">This code is a fundamental example of how to handle synchronization in concurrent programming, and it forms the basis for more advanced problems in operating systems and parallel computing.</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8:17:54.879307311</meta:creation-date>
    <dc:date>2025-02-22T18:17:57.145822864</dc:date>
    <meta:editing-duration>PT3S</meta:editing-duration>
    <meta:editing-cycles>1</meta:editing-cycles>
    <meta:document-statistic meta:table-count="0" meta:image-count="0" meta:object-count="0" meta:page-count="4" meta:paragraph-count="91" meta:word-count="920" meta:character-count="5256" meta:non-whitespace-character-count="4493"/>
    <meta:generator>LibreOffice/24.2.7.2$Linux_X86_64 LibreOffice_project/420$Build-2</meta:generator>
  </office:meta>
</office:document-meta>
</file>